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itle" style:master-page-name="MP0" style:family="paragraph">
      <style:paragraph-properties fo:break-before="page"/>
    </style:style>
    <style:style style:name="P2" style:parent-style-name="ListParagraph" style:family="paragraph"/>
    <style:style style:name="P3" style:parent-style-name="ListParagraph" style:family="paragraph"/>
    <style:style style:name="P4" style:parent-style-name="ListParagraph" style:family="paragraph"/>
    <style:style style:name="P5" style:parent-style-name="ListParagraph" style:family="paragraph"/>
    <style:style style:name="P6" style:parent-style-name="ListParagraph" style:family="paragraph"/>
    <style:style style:name="P7" style:parent-style-name="ListParagraph" style:family="paragraph"/>
    <style:style style:name="P8" style:parent-style-name="ListParagraph" style:family="paragraph"/>
    <style:style style:name="P9" style:parent-style-name="ListParagraph" style:family="paragraph"/>
    <style:style style:name="P10" style:parent-style-name="ListParagraph" style:family="paragraph"/>
    <style:style style:name="P11" style:parent-style-name="ListParagraph" style:family="paragraph"/>
    <style:style style:name="P12" style:parent-style-name="ListParagraph" style:family="paragraph"/>
    <style:style style:name="P13" style:parent-style-name="ListParagraph" style:family="paragraph"/>
    <style:style style:name="P14" style:parent-style-name="ListParagraph" style:family="paragraph"/>
    <style:style style:name="P15" style:parent-style-name="ListParagraph" style:family="paragraph"/>
    <style:style style:name="P16" style:parent-style-name="ListParagraph" style:family="paragraph"/>
    <style:style style:name="P17" style:parent-style-name="ListParagraph" style:family="paragraph"/>
    <style:style style:name="P18" style:parent-style-name="ListParagraph" style:family="paragraph"/>
    <style:style style:name="P19" style:parent-style-name="ListParagraph" style:family="paragraph"/>
    <style:style style:name="P20" style:parent-style-name="ListParagraph" style:family="paragraph"/>
    <style:style style:name="P21" style:parent-style-name="ListParagraph" style:family="paragraph"/>
    <style:style style:name="P22" style:parent-style-name="ListParagraph" style:family="paragraph"/>
    <style:style style:name="P23" style:parent-style-name="ListParagraph" style:family="paragraph"/>
    <style:style style:name="P24" style:parent-style-name="ListParagraph" style:family="paragraph"/>
    <style:style style:name="P25" style:parent-style-name="ListParagraph" style:family="paragraph"/>
    <style:style style:name="P26" style:parent-style-name="ListParagraph" style:family="paragraph"/>
    <style:style style:name="P27" style:parent-style-name="ListParagraph" style:family="paragraph"/>
    <style:style style:name="P28" style:parent-style-name="ListParagraph" style:family="paragraph"/>
    <style:style style:name="P29" style:parent-style-name="ListParagraph" style:family="paragraph"/>
    <style:style style:name="P30" style:parent-style-name="ListParagraph" style:family="paragraph"/>
    <style:style style:name="P31" style:parent-style-name="ListParagraph" style:family="paragraph"/>
    <style:style style:name="P32" style:parent-style-name="ListParagraph" style:family="paragraph"/>
    <style:style style:name="P33" style:parent-style-name="ListParagraph" style:family="paragraph"/>
    <style:style style:name="P34" style:parent-style-name="ListParagraph" style:family="paragraph"/>
    <style:style style:name="P35" style:parent-style-name="ListParagraph" style:family="paragraph"/>
    <style:style style:name="P36" style:parent-style-name="ListParagraph" style:family="paragraph"/>
    <style:style style:name="P37" style:parent-style-name="ListParagraph" style:family="paragraph"/>
    <style:style style:name="P38" style:parent-style-name="ListParagraph" style:family="paragraph"/>
    <style:style style:name="P39" style:parent-style-name="ListParagraph" style:family="paragraph"/>
    <style:style style:name="P40" style:parent-style-name="Normal" style:family="paragraph">
      <style:paragraph-properties fo:margin-bottom="0in"/>
    </style:style>
    <style:style style:name="P41" style:parent-style-name="Normal" style:family="paragraph">
      <style:paragraph-properties fo:margin-bottom="0in"/>
    </style:style>
    <style:style style:name="P42" style:parent-style-name="Normal" style:family="paragraph">
      <style:paragraph-properties fo:margin-bottom="0in"/>
    </style:style>
    <style:style style:name="P43" style:parent-style-name="Normal" style:family="paragraph">
      <style:paragraph-properties fo:margin-bottom="0in"/>
    </style:style>
    <style:style style:name="P44" style:parent-style-name="Normal" style:family="paragraph">
      <style:paragraph-properties fo:margin-bottom="0in"/>
    </style:style>
    <style:style style:name="P45" style:parent-style-name="Normal" style:family="paragraph">
      <style:paragraph-properties fo:margin-bottom="0in"/>
    </style:style>
    <style:style style:name="P46" style:parent-style-name="Normal" style:family="paragraph">
      <style:paragraph-properties fo:margin-bottom="0in"/>
    </style:style>
    <style:style style:name="P47" style:parent-style-name="Normal" style:family="paragraph">
      <style:paragraph-properties fo:margin-bottom="0in"/>
    </style:style>
    <style:style style:name="P48" style:parent-style-name="ListParagraph" style:family="paragraph"/>
    <style:style style:name="P49" style:parent-style-name="ListParagraph" style:family="paragraph"/>
    <style:style style:name="P50" style:parent-style-name="ListParagraph" style:family="paragraph"/>
    <style:style style:name="P51" style:parent-style-name="ListParagraph" style:family="paragraph"/>
    <style:style style:name="P52" style:parent-style-name="ListParagraph" style:family="paragraph"/>
    <style:style style:name="P53" style:parent-style-name="ListParagraph" style:family="paragraph"/>
    <style:style style:name="P54" style:parent-style-name="Normal" style:family="paragraph">
      <style:paragraph-properties fo:margin-bottom="0in"/>
    </style:style>
    <style:style style:name="P55" style:parent-style-name="Normal" style:family="paragraph">
      <style:paragraph-properties fo:margin-bottom="0in"/>
    </style:style>
    <style:style style:name="P56" style:parent-style-name="Normal" style:family="paragraph">
      <style:paragraph-properties fo:margin-bottom="0in"/>
    </style:style>
    <style:style style:name="P57" style:parent-style-name="Normal" style:family="paragraph">
      <style:paragraph-properties fo:margin-bottom="0in"/>
    </style:style>
    <style:style style:name="P58" style:parent-style-name="Normal" style:family="paragraph">
      <style:paragraph-properties fo:margin-bottom="0in"/>
    </style:style>
    <style:style style:name="P59" style:parent-style-name="Normal" style:family="paragraph">
      <style:paragraph-properties fo:margin-bottom="0in"/>
    </style:style>
    <style:style style:name="P60" style:parent-style-name="Normal" style:family="paragraph">
      <style:paragraph-properties fo:margin-bottom="0in"/>
    </style:style>
    <style:style style:name="P61" style:parent-style-name="Normal" style:family="paragraph">
      <style:paragraph-properties fo:margin-bottom="0in"/>
    </style:style>
    <style:style style:name="P62" style:parent-style-name="Normal" style:family="paragraph">
      <style:paragraph-properties fo:margin-bottom="0in"/>
    </style:style>
    <style:style style:name="P63" style:parent-style-name="Normal" style:family="paragraph">
      <style:paragraph-properties fo:margin-bottom="0in"/>
    </style:style>
    <style:style style:name="P64" style:parent-style-name="Normal" style:family="paragraph">
      <style:paragraph-properties fo:margin-bottom="0in"/>
    </style:style>
    <style:style style:name="P65" style:parent-style-name="Normal" style:family="paragraph">
      <style:paragraph-properties fo:margin-bottom="0in"/>
    </style:style>
    <style:style style:name="P66" style:parent-style-name="Normal" style:family="paragraph">
      <style:paragraph-properties fo:margin-bottom="0in"/>
    </style:style>
    <style:style style:name="P67" style:parent-style-name="Normal" style:family="paragraph">
      <style:paragraph-properties fo:margin-bottom="0in"/>
    </style:style>
    <style:style style:name="P68" style:parent-style-name="Normal" style:family="paragraph">
      <style:paragraph-properties fo:margin-bottom="0in"/>
    </style:style>
    <style:style style:name="P69" style:parent-style-name="Normal" style:family="paragraph">
      <style:paragraph-properties fo:margin-bottom="0in"/>
    </style:style>
    <style:style style:name="P70" style:parent-style-name="Normal" style:family="paragraph">
      <style:paragraph-properties fo:margin-bottom="0in"/>
    </style:style>
    <style:style style:name="P71" style:parent-style-name="Normal" style:family="paragraph">
      <style:paragraph-properties fo:margin-bottom="0in"/>
    </style:style>
    <style:style style:name="P72" style:parent-style-name="Normal" style:family="paragraph">
      <style:paragraph-properties fo:margin-bottom="0in"/>
    </style:style>
    <style:style style:name="P73" style:parent-style-name="Normal" style:family="paragraph">
      <style:paragraph-properties fo:margin-bottom="0in"/>
    </style:style>
    <style:style style:name="P74" style:parent-style-name="ListParagraph" style:family="paragraph"/>
    <style:style style:name="P75" style:parent-style-name="ListParagraph" style:family="paragraph"/>
    <style:style style:name="P76" style:parent-style-name="ListParagraph" style:family="paragraph"/>
    <style:style style:name="P77" style:parent-style-name="ListParagraph" style:family="paragraph"/>
    <style:style style:name="P78" style:parent-style-name="ListParagraph" style:family="paragraph"/>
    <style:style style:name="P79" style:parent-style-name="ListParagraph" style:family="paragraph"/>
    <style:style style:name="P80" style:parent-style-name="ListParagraph" style:family="paragraph"/>
    <style:style style:name="P81" style:parent-style-name="ListParagraph" style:family="paragraph"/>
    <style:style style:name="P82" style:parent-style-name="ListParagraph" style:family="paragraph"/>
    <style:style style:name="P83" style:parent-style-name="ListParagraph" style:family="paragraph"/>
    <style:style style:name="P84" style:parent-style-name="ListParagraph" style:family="paragraph"/>
    <style:style style:name="P85" style:parent-style-name="ListParagraph" style:family="paragraph"/>
    <style:style style:name="P86" style:parent-style-name="ListParagraph" style:family="paragraph"/>
    <style:style style:name="P87" style:parent-style-name="Normal" style:family="paragraph">
      <style:paragraph-properties fo:margin-bottom="0in"/>
    </style:style>
    <style:style style:name="P88" style:parent-style-name="Normal" style:family="paragraph">
      <style:paragraph-properties fo:margin-bottom="0in"/>
    </style:style>
    <style:style style:name="P89" style:parent-style-name="Normal" style:family="paragraph">
      <style:paragraph-properties fo:margin-bottom="0in"/>
    </style:style>
    <style:style style:name="P90" style:parent-style-name="Normal" style:family="paragraph">
      <style:paragraph-properties fo:margin-bottom="0in"/>
    </style:style>
    <style:style style:name="P91" style:parent-style-name="Normal" style:family="paragraph">
      <style:paragraph-properties fo:margin-bottom="0in" fo:text-indent="0.5in"/>
    </style:style>
    <style:style style:name="P92" style:parent-style-name="Normal" style:family="paragraph">
      <style:paragraph-properties fo:margin-bottom="0in" fo:text-indent="0.5in"/>
    </style:style>
    <style:style style:name="P93" style:parent-style-name="Normal" style:family="paragraph">
      <style:paragraph-properties fo:margin-bottom="0in" fo:margin-left="0.5in" fo:text-indent="0.5in">
        <style:tab-stops/>
      </style:paragraph-properties>
    </style:style>
    <style:style style:name="P94" style:parent-style-name="Normal" style:family="paragraph">
      <style:paragraph-properties fo:margin-bottom="0in"/>
    </style:style>
    <style:style style:name="P95" style:parent-style-name="Normal" style:family="paragraph">
      <style:paragraph-properties fo:margin-bottom="0in"/>
    </style:style>
    <style:style style:name="P96" style:parent-style-name="Normal" style:family="paragraph">
      <style:paragraph-properties fo:margin-bottom="0in" fo:text-indent="0.5in"/>
    </style:style>
    <style:style style:name="P97" style:parent-style-name="Normal" style:family="paragraph">
      <style:paragraph-properties fo:margin-bottom="0in"/>
    </style:style>
    <style:style style:name="P98" style:parent-style-name="Normal" style:family="paragraph">
      <style:paragraph-properties fo:margin-bottom="0in" fo:margin-left="0.5in" fo:text-indent="0.5in">
        <style:tab-stops/>
      </style:paragraph-properties>
    </style:style>
    <style:style style:name="P99" style:parent-style-name="Normal" style:family="paragraph">
      <style:paragraph-properties fo:margin-bottom="0in" fo:margin-left="0.5in" fo:text-indent="0.5in">
        <style:tab-stops/>
      </style:paragraph-properties>
    </style:style>
    <style:style style:name="P100" style:parent-style-name="Normal" style:family="paragraph">
      <style:paragraph-properties fo:margin-bottom="0in" fo:text-indent="0.5in"/>
    </style:style>
    <style:style style:name="P101" style:parent-style-name="Normal" style:family="paragraph">
      <style:paragraph-properties fo:margin-bottom="0in" fo:text-indent="0.5in"/>
    </style:style>
    <style:style style:name="P102" style:parent-style-name="Normal" style:family="paragraph">
      <style:paragraph-properties fo:margin-bottom="0in" fo:text-indent="0.5in"/>
    </style:style>
    <style:style style:name="P103" style:parent-style-name="Normal" style:family="paragraph">
      <style:paragraph-properties fo:margin-bottom="0in"/>
    </style:style>
    <style:style style:name="P104" style:parent-style-name="Normal" style:family="paragraph">
      <style:paragraph-properties fo:margin-bottom="0in" fo:text-indent="0.5in"/>
    </style:style>
    <style:style style:name="P105" style:parent-style-name="Normal" style:family="paragraph">
      <style:paragraph-properties fo:margin-bottom="0in"/>
    </style:style>
    <style:style style:name="P106" style:parent-style-name="Normal" style:family="paragraph">
      <style:paragraph-properties fo:margin-bottom="0in"/>
    </style:style>
    <style:style style:name="P107" style:parent-style-name="ListParagraph" style:family="paragraph"/>
    <style:style style:name="P108" style:parent-style-name="ListParagraph" style:family="paragraph"/>
    <style:style style:name="P109" style:parent-style-name="ListParagraph" style:family="paragraph"/>
    <style:style style:name="P110" style:parent-style-name="ListParagraph" style:family="paragraph"/>
    <style:style style:name="P111" style:parent-style-name="Normal" style:family="paragraph">
      <style:paragraph-properties fo:margin-bottom="0in"/>
    </style:style>
    <style:style style:name="P112" style:parent-style-name="Normal" style:family="paragraph">
      <style:paragraph-properties fo:margin-bottom="0in"/>
    </style:style>
    <style:style style:name="P113" style:parent-style-name="Normal" style:family="paragraph">
      <style:paragraph-properties fo:margin-bottom="0in"/>
    </style:style>
    <style:style style:name="P114" style:parent-style-name="Normal" style:family="paragraph">
      <style:paragraph-properties fo:margin-bottom="0in" fo:text-indent="0.5in"/>
    </style:style>
    <style:style style:name="P115" style:parent-style-name="Normal" style:family="paragraph">
      <style:paragraph-properties fo:margin-bottom="0in"/>
    </style:style>
    <style:style style:name="P116" style:parent-style-name="Normal" style:family="paragraph">
      <style:paragraph-properties fo:margin-bottom="0in" fo:text-indent="0.5in"/>
    </style:style>
    <style:style style:name="P117" style:parent-style-name="Normal" style:family="paragraph">
      <style:paragraph-properties fo:margin-bottom="0in"/>
    </style:style>
    <style:style style:name="P118" style:parent-style-name="Normal" style:family="paragraph">
      <style:paragraph-properties fo:margin-bottom="0in"/>
    </style:style>
    <style:style style:name="P119" style:parent-style-name="ListParagraph" style:family="paragraph"/>
    <style:style style:name="P120" style:parent-style-name="ListParagraph" style:family="paragraph"/>
    <style:style style:name="P121" style:parent-style-name="ListParagraph" style:family="paragraph"/>
    <style:style style:name="P122" style:parent-style-name="ListParagraph" style:family="paragraph"/>
    <style:style style:name="P123" style:parent-style-name="ListParagraph" style:family="paragraph"/>
    <style:style style:name="P124" style:parent-style-name="ListParagraph" style:family="paragraph"/>
    <style:style style:name="P125" style:parent-style-name="ListParagraph" style:family="paragraph"/>
    <style:style style:name="P126" style:parent-style-name="Normal" style:family="paragraph">
      <style:paragraph-properties fo:margin-bottom="0in"/>
    </style:style>
    <style:style style:name="P127" style:parent-style-name="Normal" style:family="paragraph">
      <style:paragraph-properties fo:margin-bottom="0in"/>
    </style:style>
    <style:style style:name="P128" style:parent-style-name="Normal" style:family="paragraph">
      <style:paragraph-properties fo:margin-bottom="0in"/>
    </style:style>
    <style:style style:name="P129" style:parent-style-name="Normal" style:family="paragraph">
      <style:paragraph-properties fo:margin-bottom="0in"/>
    </style:style>
    <style:style style:name="P130" style:parent-style-name="Normal" style:family="paragraph">
      <style:paragraph-properties fo:margin-bottom="0in"/>
    </style:style>
    <style:style style:name="P131" style:parent-style-name="Normal" style:family="paragraph">
      <style:paragraph-properties fo:margin-bottom="0in"/>
    </style:style>
    <style:style style:name="P132" style:parent-style-name="Normal" style:family="paragraph">
      <style:paragraph-properties fo:margin-bottom="0in"/>
    </style:style>
    <style:style style:name="P133" style:parent-style-name="Normal" style:family="paragraph">
      <style:paragraph-properties fo:margin-bottom="0in"/>
    </style:style>
    <style:style style:name="P134" style:parent-style-name="ListParagraph" style:family="paragraph"/>
    <style:style style:name="P135" style:parent-style-name="ListParagraph" style:family="paragraph"/>
    <style:style style:name="P136" style:parent-style-name="ListParagraph" style:family="paragraph"/>
    <style:style style:name="P137" style:parent-style-name="ListParagraph" style:family="paragraph"/>
    <style:style style:name="P138" style:parent-style-name="Normal" style:family="paragraph">
      <style:paragraph-properties fo:margin-bottom="0in" fo:line-height="100%"/>
    </style:style>
    <style:style style:name="P139" style:parent-style-name="Normal" style:family="paragraph">
      <style:paragraph-properties fo:margin-bottom="0in" fo:line-height="100%"/>
    </style:style>
    <style:style style:name="P140" style:parent-style-name="Normal" style:family="paragraph">
      <style:paragraph-properties fo:margin-bottom="0in" fo:line-height="100%"/>
    </style:style>
    <style:style style:name="P141" style:parent-style-name="Normal" style:family="paragraph">
      <style:paragraph-properties fo:margin-bottom="0in" fo:line-height="100%"/>
    </style:style>
    <style:style style:name="P142" style:parent-style-name="Normal" style:family="paragraph">
      <style:paragraph-properties fo:margin-bottom="0in" fo:line-height="100%"/>
    </style:style>
    <style:style style:name="P143" style:parent-style-name="Normal" style:family="paragraph">
      <style:paragraph-properties fo:margin-bottom="0in" fo:line-height="100%"/>
    </style:style>
    <style:style style:name="P144" style:parent-style-name="Normal" style:family="paragraph">
      <style:paragraph-properties fo:margin-bottom="0in" fo:line-height="100%"/>
    </style:style>
    <style:style style:name="P145" style:parent-style-name="Normal" style:family="paragraph">
      <style:paragraph-properties fo:margin-bottom="0in" fo:line-height="100%"/>
    </style:style>
    <style:style style:name="P146" style:parent-style-name="Normal" style:family="paragraph">
      <style:paragraph-properties fo:margin-bottom="0in" fo:line-height="100%"/>
    </style:style>
    <style:style style:name="P147" style:parent-style-name="Normal" style:family="paragraph">
      <style:paragraph-properties fo:margin-bottom="0in" fo:line-height="100%"/>
    </style:style>
    <style:style style:name="P148" style:parent-style-name="Normal" style:family="paragraph">
      <style:paragraph-properties fo:margin-bottom="0in" fo:line-height="100%"/>
    </style:style>
    <style:style style:name="P149" style:parent-style-name="Normal" style:family="paragraph">
      <style:paragraph-properties fo:margin-bottom="0in" fo:line-height="100%"/>
    </style:style>
    <style:style style:name="P150" style:parent-style-name="Normal" style:family="paragraph">
      <style:paragraph-properties fo:margin-bottom="0in" fo:line-height="100%"/>
    </style:style>
    <style:style style:name="P151" style:parent-style-name="Normal" style:family="paragraph">
      <style:paragraph-properties fo:margin-bottom="0in" fo:line-height="100%"/>
    </style:style>
    <style:style style:name="P152" style:parent-style-name="Normal" style:family="paragraph">
      <style:paragraph-properties fo:margin-bottom="0in" fo:line-height="100%"/>
    </style:style>
    <style:style style:name="P153" style:parent-style-name="Normal" style:family="paragraph">
      <style:paragraph-properties fo:margin-bottom="0in" fo:line-height="100%"/>
    </style:style>
    <style:style style:name="P154" style:parent-style-name="Normal" style:family="paragraph">
      <style:paragraph-properties fo:margin-bottom="0in" fo:line-height="100%"/>
    </style:style>
    <style:style style:name="P155" style:parent-style-name="Normal" style:family="paragraph">
      <style:paragraph-properties fo:margin-bottom="0in" fo:line-height="100%"/>
    </style:style>
    <style:style style:name="P156" style:parent-style-name="Normal" style:family="paragraph">
      <style:paragraph-properties fo:margin-bottom="0in" fo:line-height="100%"/>
    </style:style>
    <style:style style:name="P157" style:parent-style-name="Normal" style:family="paragraph">
      <style:paragraph-properties fo:margin-bottom="0in" fo:line-height="100%"/>
    </style:style>
    <style:style style:name="P158" style:parent-style-name="Normal" style:family="paragraph">
      <style:paragraph-properties fo:margin-bottom="0in" fo:line-height="100%"/>
    </style:style>
    <style:style style:name="P159" style:parent-style-name="Normal" style:family="paragraph">
      <style:paragraph-properties fo:margin-bottom="0in" fo:line-height="100%"/>
    </style:style>
    <style:style style:name="P160" style:parent-style-name="Normal" style:family="paragraph">
      <style:paragraph-properties fo:margin-bottom="0in" fo:line-height="100%"/>
    </style:style>
    <style:style style:name="P161" style:parent-style-name="Normal" style:family="paragraph">
      <style:paragraph-properties fo:margin-bottom="0in" fo:line-height="100%"/>
    </style:style>
    <style:style style:name="P162" style:parent-style-name="Normal" style:family="paragraph">
      <style:paragraph-properties fo:margin-bottom="0in" fo:line-height="100%"/>
    </style:style>
    <style:style style:name="P163" style:parent-style-name="Normal" style:family="paragraph">
      <style:paragraph-properties fo:margin-bottom="0in" fo:line-height="100%"/>
    </style:style>
    <style:style style:name="P164" style:parent-style-name="Normal" style:family="paragraph">
      <style:paragraph-properties fo:margin-bottom="0in" fo:line-height="100%"/>
    </style:style>
    <style:style style:name="P165" style:parent-style-name="Normal" style:family="paragraph">
      <style:paragraph-properties fo:margin-bottom="0in" fo:line-height="100%"/>
    </style:style>
    <style:style style:name="P166" style:parent-style-name="Normal" style:family="paragraph">
      <style:paragraph-properties fo:margin-bottom="0in" fo:line-height="100%"/>
    </style:style>
    <style:style style:name="P167" style:parent-style-name="Normal" style:family="paragraph">
      <style:paragraph-properties fo:margin-bottom="0in" fo:line-height="100%"/>
    </style:style>
    <style:style style:name="P168" style:parent-style-name="Normal" style:family="paragraph">
      <style:paragraph-properties fo:margin-bottom="0in" fo:line-height="100%"/>
    </style:style>
    <style:style style:name="P169" style:parent-style-name="Normal" style:family="paragraph">
      <style:paragraph-properties fo:margin-bottom="0in" fo:line-height="100%"/>
    </style:style>
    <style:style style:name="P170" style:parent-style-name="Normal" style:family="paragraph">
      <style:paragraph-properties fo:margin-bottom="0in" fo:line-height="100%"/>
    </style:style>
    <style:style style:name="P171" style:parent-style-name="Normal" style:family="paragraph">
      <style:paragraph-properties fo:margin-bottom="0in" fo:line-height="100%"/>
    </style:style>
    <style:style style:name="P172" style:parent-style-name="Normal" style:family="paragraph">
      <style:paragraph-properties fo:margin-bottom="0in" fo:line-height="100%"/>
    </style:style>
    <style:style style:name="P173" style:parent-style-name="Normal" style:family="paragraph">
      <style:paragraph-properties fo:margin-bottom="0in" fo:line-height="100%"/>
    </style:style>
    <style:style style:name="P174" style:parent-style-name="Normal" style:family="paragraph">
      <style:paragraph-properties fo:margin-bottom="0in" fo:line-height="100%"/>
    </style:style>
    <style:style style:name="P175" style:parent-style-name="Normal" style:family="paragraph">
      <style:paragraph-properties fo:margin-bottom="0in" fo:line-height="100%"/>
    </style:style>
    <style:style style:name="P176" style:parent-style-name="Normal" style:family="paragraph">
      <style:paragraph-properties fo:margin-bottom="0in" fo:line-height="100%"/>
    </style:style>
    <style:style style:name="P177" style:parent-style-name="Normal" style:family="paragraph">
      <style:paragraph-properties fo:margin-bottom="0in" fo:line-height="100%"/>
    </style:style>
    <style:style style:name="P178" style:parent-style-name="Normal" style:family="paragraph">
      <style:paragraph-properties fo:margin-bottom="0in" fo:line-height="100%"/>
    </style:style>
    <style:style style:name="P179" style:parent-style-name="Normal" style:family="paragraph">
      <style:paragraph-properties fo:margin-bottom="0in" fo:line-height="100%"/>
    </style:style>
    <style:style style:name="P180" style:parent-style-name="Normal" style:family="paragraph">
      <style:paragraph-properties fo:margin-bottom="0in" fo:line-height="100%"/>
    </style:style>
    <style:style style:name="P181" style:parent-style-name="Normal" style:family="paragraph">
      <style:paragraph-properties fo:margin-bottom="0in" fo:line-height="100%"/>
    </style:style>
    <style:style style:name="P182" style:parent-style-name="Normal" style:family="paragraph">
      <style:paragraph-properties fo:margin-bottom="0in" fo:line-height="100%"/>
    </style:style>
    <style:style style:name="P183" style:parent-style-name="Normal" style:family="paragraph">
      <style:paragraph-properties fo:margin-bottom="0in" fo:line-height="100%"/>
    </style:style>
    <style:style style:name="P184" style:parent-style-name="Normal" style:family="paragraph">
      <style:paragraph-properties fo:margin-bottom="0in" fo:line-height="100%"/>
    </style:style>
    <style:style style:name="P185" style:parent-style-name="Normal" style:family="paragraph">
      <style:paragraph-properties fo:margin-bottom="0in" fo:line-height="100%"/>
    </style:style>
    <style:style style:name="P186" style:parent-style-name="Normal" style:family="paragraph">
      <style:paragraph-properties fo:margin-bottom="0in" fo:line-height="100%"/>
    </style:style>
    <style:style style:name="P187" style:parent-style-name="Normal" style:family="paragraph">
      <style:paragraph-properties fo:margin-bottom="0in" fo:line-height="100%"/>
    </style:style>
    <style:style style:name="P188" style:parent-style-name="Normal" style:family="paragraph">
      <style:paragraph-properties fo:margin-bottom="0in" fo:line-height="100%"/>
    </style:style>
    <style:style style:name="P189" style:parent-style-name="Normal" style:family="paragraph">
      <style:paragraph-properties fo:margin-bottom="0in" fo:line-height="100%"/>
    </style:style>
    <style:style style:name="P190" style:parent-style-name="Normal" style:family="paragraph">
      <style:paragraph-properties fo:margin-bottom="0in" fo:line-height="100%"/>
    </style:style>
  </office:automatic-styles>
  <office:body>
    <office:text text:use-soft-page-breaks="true">
      <text:p text:style-name="P1">Coding Standards Summary</text:p>
      <text:p text:style-name="Normal"/>
      <text:h text:style-name="Heading1" text:outline-level="1">Coding Organisation</text:h>
      <text:h text:style-name="Heading2" text:outline-level="2">Packages</text:h>
      <text:list text:style-name="LFO1" text:continue-numbering="true">
        <text:list-item>
          <text:p text:style-name="P2">uk.ac.aber.cs221.gp17</text:p>
        </text:list-item>
        <text:list-item>
          <text:p text:style-name="P3">All Lowercase Letters</text:p>
        </text:list-item>
        <text:list-item>
          <text:p text:style-name="P4">Structure in a hierarchical manner</text:p>
        </text:list-item>
        <text:list-item>
          <text:p text:style-name="P5">Each application should have its own package (1)</text:p>
        </text:list-item>
        <text:list-item>
          <text:p text:style-name="P6">Specific classes to the application should be placed in a sub-packaged called app</text:p>
        </text:list-item>
      </text:list>
      <text:h text:style-name="Heading2" text:outline-level="2">Javadoc Comments</text:h>
      <text:list text:style-name="LFO2" text:continue-numbering="true">
        <text:list-item>
          <text:p text:style-name="P7">Maintained at all times</text:p>
        </text:list-item>
        <text:list-item>
          <text:p text:style-name="P8">List all packages and their purpose</text:p>
        </text:list-item>
        <text:list-item>
          <text:p text:style-name="P9">Package.html should exist for all packages</text:p>
        </text:list-item>
      </text:list>
      <text:p text:style-name="ListParagraph"/>
      <text:h text:style-name="Heading1" text:outline-level="1">Identifier Naming Conventions</text:h>
      <text:h text:style-name="Heading2" text:outline-level="2">General</text:h>
      <text:list text:style-name="LFO3" text:continue-numbering="true">
        <text:list-item>
          <text:p text:style-name="P10">Use US spelling (ie. Color, Favorite)</text:p>
        </text:list-item>
        <text:list-item>
          <text:p text:style-name="P11">Names should be self-documenting (indexVariable rather than i)</text:p>
        </text:list-item>
        <text:list-item>
          <text:p text:style-name="P12">Use real world object names for objects</text:p>
        </text:list-item>
        <text:list-item>
          <text:p text:style-name="P13">Use predicate clauses/adjectives for Booleans (ie heatingShouldBeOn)</text:p>
        </text:list-item>
        <text:list-item>
          <text:p text:style-name="P14">Use action verbs for procedures and entries (ie removeNode)</text:p>
        </text:list-item>
      </text:list>
      <text:h text:style-name="Heading2" text:outline-level="2">Classes and Interfaces</text:h>
      <text:list text:style-name="LFO4" text:continue-numbering="true">
        <text:list-item>
          <text:p text:style-name="P15">Names use Upper Camel Case (ThisIsAClassName)</text:p>
        </text:list-item>
        <text:list-item>
          <text:p text:style-name="P16">For abbreviations, only first letter should be capital (GuiResources rather than GUIResources)</text:p>
        </text:list-item>
      </text:list>
      <text:h text:style-name="Heading2" text:outline-level="2">Methods and Variables</text:h>
      <text:list text:style-name="LFO5" text:continue-numbering="true">
        <text:list-item>
          <text:p text:style-name="P17">Names are Lower Camel case (thisIsAVariableName)</text:p>
        </text:list-item>
        <text:list-item>
          <text:p text:style-name="P18">Read-Only methods<text:s/><text:tab/><text:tab/>get&lt;item&gt;()</text:p>
        </text:list-item>
        <text:list-item>
          <text:p text:style-name="P19">Read-Write methods<text:s/><text:tab/><text:tab/>set&lt;item&gt;(type value)</text:p>
        </text:list-item>
        <text:list-item>
          <text:p text:style-name="P20">Boolean Read-Only methods<text:s/><text:tab/>is&lt;item&gt;()</text:p>
        </text:list-item>
        <text:list-item>
          <text:p text:style-name="P21">Boolean Read-Write methods<text:s/><text:tab/>set&lt;item&gt;(boolean value);</text:p>
        </text:list-item>
      </text:list>
      <text:h text:style-name="Heading2" text:outline-level="2">Constants</text:h>
      <text:list text:style-name="LFO6" text:continue-numbering="true">
        <text:list-item>
          <text:p text:style-name="P22">Names are Full Uppercase with underscores to separate words (CONSTANT NAME)</text:p>
        </text:list-item>
      </text:list>
      <text:p text:style-name="Normal"/>
      <text:h text:style-name="Heading1" text:outline-level="1">Class Organisation</text:h>
      <text:h text:style-name="Heading2" text:outline-level="2">File Structure</text:h>
      <text:list text:style-name="LFO6" text:continue-numbering="true">
        <text:list-item>
          <text:p text:style-name="P23">All public classes/interfaces are defined in a file with the same name</text:p>
        </text:list-item>
        <text:list-item>
          <text:p text:style-name="P24">Every top-level class should be defined in its own file, regardless of modifier</text:p>
        </text:list-item>
        <text:list-item>
          <text:p text:style-name="P25">Exception : test classes which are not used outside the file</text:p>
        </text:list-item>
      </text:list>
      <text:h text:style-name="Heading2" text:outline-level="2">Class Structure</text:h>
      <text:list text:style-name="LFO7" text:continue-numbering="true">
        <text:list-item>
          <text:p text:style-name="P26">Every class should have its variables/methods arranged into groups preceded by a comment</text:p>
        </text:list-item>
        <text:list-item>
          <text:p text:style-name="P27">Group related methods together</text:p>
        </text:list-item>
        <text:list-item>
          <text:p text:style-name="P28">See “Class Template” Below</text:p>
        </text:list-item>
      </text:list>
      <text:h text:style-name="Heading2" text:outline-level="2">Inner Classes</text:h>
      <text:list text:style-name="LFO8" text:continue-numbering="true">
        <text:list-item>
          <text:p text:style-name="P29">Used to break up the complexity of a large class</text:p>
        </text:list-item>
        <text:list-item>
          <text:p text:style-name="P30">Should not be used outside is parent class unless considered an attribute of parent class</text:p>
        </text:list-item>
      </text:list>
      <text:h text:style-name="Heading2" text:outline-level="2">Anonymous Classes</text:h>
      <text:list text:style-name="LFO9" text:continue-numbering="true">
        <text:list-item>
          <text:p text:style-name="P31">Only used to pass simple implementations of an interface as parameters</text:p>
        </text:list-item>
      </text:list>
      <text:h text:style-name="Heading1" text:outline-level="1">Comments</text:h>
      <text:h text:style-name="Heading2" text:outline-level="2">General</text:h>
      <text:list text:style-name="LFO9" text:continue-numbering="true">
        <text:list-item>
          <text:p text:style-name="P32">Use “/** */” for Javadoc</text:p>
        </text:list-item>
        <text:list-item>
          <text:p text:style-name="P33">Use “//” for single-line comments</text:p>
        </text:list-item>
        <text:list-item>
          <text:p text:style-name="P34">Avoid using multiline comments unless its commenting out code</text:p>
        </text:list-item>
      </text:list>
      <text:h text:style-name="Heading2" text:outline-level="2">Files</text:h>
      <text:list text:style-name="LFO10" text:continue-numbering="true">
        <text:list-item>
          <text:p text:style-name="P35">Each file should include</text:p>
          <text:list text:continue-numbering="true">
            <text:list-item>
              <text:p text:style-name="P36">Simple Header giving the filename</text:p>
            </text:list-item>
            <text:list-item>
              <text:p text:style-name="P37">Copyright message</text:p>
            </text:list-item>
            <text:list-item>
              <text:p text:style-name="P38">Version</text:p>
            </text:list-item>
            <text:list-item>
              <text:p text:style-name="P39">Date</text:p>
            </text:list-item>
          </text:list>
        </text:list-item>
      </text:list>
      <text:p text:style-name="P40">/*</text:p>
      <text:p text:style-name="P41"><text:s/>* @(#) SomeClass.java 1.1 2021/12/15</text:p>
      <text:p text:style-name="P42"><text:s/>*</text:p>
      <text:p text:style-name="P43"><text:s/>* Copyright (c) 2021 Aberystwyth University.</text:p>
      <text:p text:style-name="P44"><text:s/>* All rights reserved.</text:p>
      <text:p text:style-name="P45"><text:s/>*</text:p>
      <text:p text:style-name="P46"><text:s/>*/</text:p>
      <text:p text:style-name="P47"/>
      <text:h text:style-name="Heading2" text:outline-level="2">Classes and Interfaces</text:h>
      <text:list text:style-name="LFO10" text:continue-numbering="true">
        <text:list-item>
          <text:p text:style-name="P48">Each class/interface requires a Javadoc class header</text:p>
          <text:list text:continue-numbering="true">
            <text:list-item>
              <text:p text:style-name="P49">Description providing an overview (Separated from tags by a new line</text:p>
            </text:list-item>
            <text:list-item>
              <text:p text:style-name="P50">@author tag (Not inner classes)</text:p>
            </text:list-item>
            <text:list-item>
              <text:p text:style-name="P51">@version tag (Not inner classes)</text:p>
            </text:list-item>
            <text:list-item>
              <text:p text:style-name="P52">@see <text:s/>tag – (For cross-referencing</text:p>
            </text:list-item>
            <text:list-item>
              <text:p text:style-name="P53">Anonymnous classes do not need headers</text:p>
            </text:list-item>
          </text:list>
        </text:list-item>
      </text:list>
      <text:p text:style-name="P54">/**</text:p>
      <text:p text:style-name="P55">* A class that generates new wibbles.</text:p>
      <text:p text:style-name="P56">* This class generates new instances that implement the Wibble interface.</text:p>
      <text:p text:style-name="P57">* The exact class that is returned depends on the current WibbleSystem</text:p>
      <text:p text:style-name="P58">* that is active.</text:p>
      <text:soft-page-break/>
      <text:p text:style-name="P59">* &lt;p&gt;</text:p>
      <text:p text:style-name="P60">* Static getFactory( ) method should be used to create new instances of</text:p>
      <text:p text:style-name="P61">* WibbleFactory rather than the constructor, and new wibbles may be</text:p>
      <text:p text:style-name="P62">* obtained through the createNewWibble( ) method.</text:p>
      <text:p text:style-name="P63">*</text:p>
      <text:p text:style-name="P64">* @author Alex McManus</text:p>
      <text:p text:style-name="P65">* @author Richard Joseph</text:p>
      <text:p text:style-name="P66">* @version 1.1 Initial development.</text:p>
      <text:p text:style-name="P67">* @version 1.2 BN998: Now works with modified database structure.</text:p>
      <text:p text:style-name="P68">* @see Wibble</text:p>
      <text:p text:style-name="P69">* @see WibbleSystem</text:p>
      <text:p text:style-name="P70">* @see #getFactory( )</text:p>
      <text:p text:style-name="P71">* @see #createNewWibble( )</text:p>
      <text:p text:style-name="P72">*/</text:p>
      <text:p text:style-name="P73">public class WibbleFactory ...</text:p>
      <text:h text:style-name="Heading2" text:outline-level="2"/>
      <text:h text:style-name="Heading2" text:outline-level="2">Methods</text:h>
      <text:list text:style-name="LFO10" text:continue-numbering="true">
        <text:list-item>
          <text:p text:style-name="P74">Each method requires a javadoc header:</text:p>
          <text:list text:continue-numbering="true">
            <text:list-item>
              <text:p text:style-name="P75">Description should cover the purpose / side effects</text:p>
            </text:list-item>
            <text:list-item>
              <text:p text:style-name="P76">@param tags</text:p>
            </text:list-item>
            <text:list-item>
              <text:p text:style-name="P77">@return tags</text:p>
            </text:list-item>
            <text:list-item>
              <text:p text:style-name="P78">@exception tag</text:p>
            </text:list-item>
            <text:list-item>
              <text:p text:style-name="P79">@see tags</text:p>
            </text:list-item>
            <text:list-item>
              <text:p text:style-name="P80">Ensure tags of the same type are lined up with one-another</text:p>
            </text:list-item>
          </text:list>
        </text:list-item>
      </text:list>
      <text:h text:style-name="Heading2" text:outline-level="2">Blocks</text:h>
      <text:list text:style-name="LFO10" text:continue-numbering="true">
        <text:list-item>
          <text:p text:style-name="P81">Used to describe group of related code</text:p>
        </text:list-item>
        <text:list-item>
          <text:p text:style-name="P82">Should be one line</text:p>
        </text:list-item>
        <text:list-item>
          <text:p text:style-name="P83">Reside immediately one line above the line being commented on</text:p>
        </text:list-item>
        <text:list-item>
          <text:p text:style-name="P84">Should match the indentation of the line</text:p>
        </text:list-item>
        <text:list-item>
          <text:p text:style-name="P85">Single blank line proceedes the comment</text:p>
        </text:list-item>
        <text:list-item>
          <text:p text:style-name="P86">Single lines of code should not be commented, unless complex/unintuitive</text:p>
        </text:list-item>
      </text:list>
      <text:p text:style-name="P87">// For every node in the list...</text:p>
      <text:p text:style-name="P88">for( int i = 0; i &lt; nodes.size( ); i++ ) {</text:p>
      <text:p text:style-name="P89"><text:s/><text:tab/>Node node = nodes.elementAt( i );</text:p>
      <text:p text:style-name="P90"/>
      <text:p text:style-name="P91"><text:s/>// If the node is a leaf, remove it from the tree and print...</text:p>
      <text:p text:style-name="P92">if( node instanceof LeafNode ) {</text:p>
      <text:p text:style-name="P93">tree.removeNode( node );</text:p>
      <text:p text:style-name="P94"><text:s/><text:tab/><text:tab/>System.out.println( node );</text:p>
      <text:p text:style-name="P95"/>
      <text:p text:style-name="P96"><text:s/>// ...or if the node is binary, recursively print its children...</text:p>
      <text:p text:style-name="P97"><text:s/><text:tab/>} else if( node instanceof BinaryNode ) {</text:p>
      <text:p text:style-name="P98"><text:s/>printNode( ((BinaryNode)node).getChild( 0 ) );</text:p>
      <text:p text:style-name="P99"><text:s/>printNode( ((BinaryNode)node).getChild( 1 ) );</text:p>
      <text:p text:style-name="P100"/>
      <text:p text:style-name="P101"><text:s/>// ...otherwise, simply print the node.</text:p>
      <text:soft-page-break/>
      <text:p text:style-name="P102"><text:s/>} else {</text:p>
      <text:p text:style-name="P103"><text:s/><text:tab/><text:tab/>System.out.println( node );</text:p>
      <text:p text:style-name="P104"><text:s/>}</text:p>
      <text:p text:style-name="P105">}</text:p>
      <text:p text:style-name="P106"/>
      <text:h text:style-name="Heading1" text:outline-level="1">Indentation</text:h>
      <text:h text:style-name="Heading2" text:outline-level="2">General</text:h>
      <text:list text:style-name="LFO11" text:continue-numbering="true">
        <text:list-item>
          <text:p text:style-name="P107">Use three spaces – not tabs</text:p>
        </text:list-item>
      </text:list>
      <text:h text:style-name="Heading2" text:outline-level="2">Blocks</text:h>
      <text:list text:style-name="LFO11" text:continue-numbering="true">
        <text:list-item>
          <text:p text:style-name="P108">Open { block at the end of same line</text:p>
        </text:list-item>
        <text:list-item>
          <text:p text:style-name="P109">Lines inside should be indented</text:p>
        </text:list-item>
        <text:list-item>
          <text:p text:style-name="P110">Closing } block on new line with same indentation of open block</text:p>
        </text:list-item>
      </text:list>
      <text:p text:style-name="P111">for( int i = 0; i &lt; nodes.size( ); i++ ) {</text:p>
      <text:p text:style-name="P112"><text:s/><text:tab/>Node node = (Node)nodes.elementAt( i );</text:p>
      <text:p text:style-name="P113"/>
      <text:p text:style-name="P114"><text:s/>if( node instanceof LeafNode ) {</text:p>
      <text:p text:style-name="P115"><text:s/><text:tab/><text:tab/>System.out.println( node );</text:p>
      <text:p text:style-name="P116">}</text:p>
      <text:p text:style-name="P117">}</text:p>
      <text:p text:style-name="P118"/>
      <text:h text:style-name="Heading2" text:outline-level="2">Classes</text:h>
      <text:list text:style-name="LFO12" text:continue-numbering="true">
        <text:list-item>
          <text:p text:style-name="P119">First line should declare the name of the class</text:p>
        </text:list-item>
        <text:list-item>
          <text:p text:style-name="P120">If implementing an interface, place on line below</text:p>
        </text:list-item>
      </text:list>
      <text:h text:style-name="Heading2" text:outline-level="2">Methods</text:h>
      <text:list text:style-name="LFO13" text:continue-numbering="true">
        <text:list-item>
          <text:p text:style-name="P121">First line</text:p>
          <text:list text:continue-numbering="true">
            <text:list-item>
              <text:p text:style-name="P122">Return type</text:p>
            </text:list-item>
            <text:list-item>
              <text:p text:style-name="P123">Name</text:p>
            </text:list-item>
            <text:list-item>
              <text:p text:style-name="P124">Parameters</text:p>
            </text:list-item>
          </text:list>
        </text:list-item>
        <text:list-item>
          <text:p text:style-name="P125">Exceptions should be thrown on the line below</text:p>
        </text:list-item>
      </text:list>
      <text:p text:style-name="P126">public int getSize( ) {</text:p>
      <text:p text:style-name="P127"><text:s/><text:tab/>...</text:p>
      <text:p text:style-name="P128">}</text:p>
      <text:p text:style-name="P129"/>
      <text:p text:style-name="P130">public String getName( DataConnection connection )</text:p>
      <text:p text:style-name="P131">throws SQLException {</text:p>
      <text:p text:style-name="P132"><text:s/><text:tab/>...</text:p>
      <text:p text:style-name="P133">}</text:p>
      <text:h text:style-name="Heading1" text:outline-level="1">Language Features</text:h>
      <text:h text:style-name="Heading2" text:outline-level="2">Nested Assignments</text:h>
      <text:list text:style-name="LFO14" text:continue-numbering="true">
        <text:list-item>
          <text:p text:style-name="P134">Avoid nested assignments</text:p>
        </text:list-item>
      </text:list>
      <text:soft-page-break/>
      <text:h text:style-name="Heading2" text:outline-level="2">Exceptions</text:h>
      <text:list text:style-name="LFO14" text:continue-numbering="true">
        <text:list-item>
          <text:p text:style-name="P135">Only to be used for exceptional circumstances</text:p>
        </text:list-item>
        <text:list-item>
          <text:p text:style-name="P136">Always throw exceptions of an appropriate class</text:p>
        </text:list-item>
      </text:list>
      <text:h text:style-name="Heading2" text:outline-level="2">Method Overloading</text:h>
      <text:list text:style-name="LFO15" text:continue-numbering="true">
        <text:list-item>
          <text:p text:style-name="P137">Overloaded methods should perform the same task as usual.</text:p>
        </text:list-item>
      </text:list>
      <text:p text:style-name="Normal"/>
      <text:h text:style-name="Heading1" text:outline-level="1">Class Template</text:h>
      <text:p text:style-name="P138">/*</text:p>
      <text:p text:style-name="P139"><text:s/>* @(#) SomeClass.java 1.1 2021/12/15</text:p>
      <text:p text:style-name="P140"><text:s/>*</text:p>
      <text:p text:style-name="P141"><text:s/>* Copyright (c) 2021 Aberystwyth University.</text:p>
      <text:p text:style-name="P142"><text:s/>* All rights reserved.</text:p>
      <text:p text:style-name="P143"><text:s/>*</text:p>
      <text:p text:style-name="P144"><text:s/>*/</text:p>
      <text:p text:style-name="P145"/>
      <text:p text:style-name="P146">package uk.ac.aber.cs221.group07.somepackage;</text:p>
      <text:p text:style-name="P147"/>
      <text:p text:style-name="P148">/**</text:p>
      <text:p text:style-name="P149">* SomeClass - A class that does something.</text:p>
      <text:p text:style-name="P150">* &lt;p&gt;</text:p>
      <text:p text:style-name="P151">* How it is used</text:p>
      <text:p text:style-name="P152">*</text:p>
      <text:p text:style-name="P153">* @author (name)</text:p>
      <text:p text:style-name="P154">* @version 0.1 (put status of version here)</text:p>
      <text:p text:style-name="P155">* @see (ref to related classes)</text:p>
      <text:p text:style-name="P156">*/</text:p>
      <text:p text:style-name="P157">public class SomeClass extends SomeParentClass</text:p>
      <text:p text:style-name="P158">implements SomeInterface {</text:p>
      <text:p text:style-name="P159"/>
      <text:p text:style-name="P160"><text:s/>// ////////// //</text:p>
      <text:p text:style-name="P161"><text:s/>// Constants. //</text:p>
      <text:p text:style-name="P162"><text:s/>// ////////// //</text:p>
      <text:p text:style-name="P163"/>
      <text:p text:style-name="P164"><text:s/>// //////////////// //</text:p>
      <text:p text:style-name="P165"><text:s/>// Class variables. //</text:p>
      <text:p text:style-name="P166"><text:s/>// //////////////// //</text:p>
      <text:p text:style-name="P167"/>
      <text:p text:style-name="P168"><text:s/>// ////////////// //</text:p>
      <text:p text:style-name="P169"><text:s/>// Class methods. //</text:p>
      <text:p text:style-name="P170"><text:s/>// ////////////// //</text:p>
      <text:p text:style-name="P171"/>
      <text:p text:style-name="P172"><text:s/>// /////////////////// //</text:p>
      <text:p text:style-name="P173"><text:s/>// Instance variables. //</text:p>
      <text:p text:style-name="P174"><text:s/>// /////////////////// //</text:p>
      <text:p text:style-name="P175"/>
      <text:p text:style-name="P176"><text:s/>// ///////////// //</text:p>
      <text:p text:style-name="P177"><text:s/>// Constructors. //</text:p>
      <text:p text:style-name="P178"><text:s/>// ///////////// //</text:p>
      <text:soft-page-break/>
      <text:p text:style-name="P179"><text:s/>// ////////////////////// //</text:p>
      <text:p text:style-name="P180"><text:s/>// Read/Write properties. //</text:p>
      <text:p text:style-name="P181"><text:s/>// ////////////////////// //</text:p>
      <text:p text:style-name="P182"/>
      <text:p text:style-name="P183"><text:s/>// ///////////////////// //</text:p>
      <text:p text:style-name="P184">// Read-only properties. //</text:p>
      <text:p text:style-name="P185"><text:s/>// ///////////////////// //</text:p>
      <text:p text:style-name="P186"/>
      <text:p text:style-name="P187"><text:s/>// //////// //</text:p>
      <text:p text:style-name="P188"><text:s/>// Methods. //</text:p>
      <text:p text:style-name="P189"><text:s/>// //////// //</text:p>
      <text:p text:style-name="P190">}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font-weight="bold" style:font-weight-asian="bold" style:font-weight-complex="bold" fo:color="#2F5496" fo:font-size="16pt" style:font-size-asian="16pt" style:font-size-complex="16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2F5496" fo:font-size="13pt" style:font-size-asian="13pt" style:font-size-complex="13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Title" style:display-name="Title" style:family="paragraph" style:parent-style-name="Normal" style:next-style-name="Normal">
      <style:paragraph-properties style:contextual-spacing="true" fo:margin-bottom="0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font-weight="bold" style:font-weight-asian="bold" style:font-weight-complex="bold" fo:color="#2F5496" fo:font-size="16pt" style:font-size-asian="16pt" style:font-size-complex="16pt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color="#2F5496" fo:font-size="13pt" style:font-size-asian="13pt" style:font-size-complex="13pt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style:style style:name="WW_CharLFO9LVL1" style:family="text">
      <style:text-properties style:font-name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/>
    </style:style>
    <style:style style:name="WW_CharLFO10LVL1" style:family="text">
      <style:text-properties style:font-name="Symbol"/>
    </style:style>
    <style:style style:name="WW_CharLFO10LVL2" style:family="text">
      <style:text-properties style:font-name="Courier New" style:font-name-complex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/>
    </style:style>
    <style:style style:name="WW_CharLFO11LVL1" style:family="text">
      <style:text-properties style:font-name="Symbol"/>
    </style:style>
    <style:style style:name="WW_CharLFO11LVL2" style:family="text">
      <style:text-properties style:font-name="Courier New" style:font-name-complex="Courier New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="Courier New" style:font-name-complex="Courier New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="Courier New" style:font-name-complex="Courier New"/>
    </style:style>
    <style:style style:name="WW_CharLFO11LVL9" style:family="text">
      <style:text-properties style:font-name="Wingdings"/>
    </style:style>
    <style:style style:name="WW_CharLFO12LVL1" style:family="text">
      <style:text-properties style:font-name="Symbol"/>
    </style:style>
    <style:style style:name="WW_CharLFO12LVL2" style:family="text">
      <style:text-properties style:font-name="Courier New" style:font-name-complex="Courier New"/>
    </style:style>
    <style:style style:name="WW_CharLFO12LVL3" style:family="text">
      <style:text-properties style:font-name="Wingdings"/>
    </style:style>
    <style:style style:name="WW_CharLFO12LVL4" style:family="text">
      <style:text-properties style:font-name="Symbol"/>
    </style:style>
    <style:style style:name="WW_CharLFO12LVL5" style:family="text">
      <style:text-properties style:font-name="Courier New" style:font-name-complex="Courier New"/>
    </style:style>
    <style:style style:name="WW_CharLFO12LVL6" style:family="text">
      <style:text-properties style:font-name="Wingdings"/>
    </style:style>
    <style:style style:name="WW_CharLFO12LVL7" style:family="text">
      <style:text-properties style:font-name="Symbol"/>
    </style:style>
    <style:style style:name="WW_CharLFO12LVL8" style:family="text">
      <style:text-properties style:font-name="Courier New" style:font-name-complex="Courier New"/>
    </style:style>
    <style:style style:name="WW_CharLFO12LVL9" style:family="text">
      <style:text-properties style:font-name="Wingdings"/>
    </style:style>
    <style:style style:name="WW_CharLFO13LVL1" style:family="text">
      <style:text-properties style:font-name="Symbol"/>
    </style:style>
    <style:style style:name="WW_CharLFO13LVL2" style:family="text">
      <style:text-properties style:font-name="Courier New" style:font-name-complex="Courier New"/>
    </style:style>
    <style:style style:name="WW_CharLFO13LVL3" style:family="text">
      <style:text-properties style:font-name="Wingdings"/>
    </style:style>
    <style:style style:name="WW_CharLFO13LVL4" style:family="text">
      <style:text-properties style:font-name="Symbol"/>
    </style:style>
    <style:style style:name="WW_CharLFO13LVL5" style:family="text">
      <style:text-properties style:font-name="Courier New" style:font-name-complex="Courier New"/>
    </style:style>
    <style:style style:name="WW_CharLFO13LVL6" style:family="text">
      <style:text-properties style:font-name="Wingdings"/>
    </style:style>
    <style:style style:name="WW_CharLFO13LVL7" style:family="text">
      <style:text-properties style:font-name="Symbol"/>
    </style:style>
    <style:style style:name="WW_CharLFO13LVL8" style:family="text">
      <style:text-properties style:font-name="Courier New" style:font-name-complex="Courier New"/>
    </style:style>
    <style:style style:name="WW_CharLFO13LVL9" style:family="text">
      <style:text-properties style:font-name="Wingdings"/>
    </style:style>
    <style:style style:name="WW_CharLFO14LVL1" style:family="text">
      <style:text-properties style:font-name="Symbol"/>
    </style:style>
    <style:style style:name="WW_CharLFO14LVL2" style:family="text">
      <style:text-properties style:font-name="Courier New" style:font-name-complex="Courier New"/>
    </style:style>
    <style:style style:name="WW_CharLFO14LVL3" style:family="text">
      <style:text-properties style:font-name="Wingdings"/>
    </style:style>
    <style:style style:name="WW_CharLFO14LVL4" style:family="text">
      <style:text-properties style:font-name="Symbol"/>
    </style:style>
    <style:style style:name="WW_CharLFO14LVL5" style:family="text">
      <style:text-properties style:font-name="Courier New" style:font-name-complex="Courier New"/>
    </style:style>
    <style:style style:name="WW_CharLFO14LVL6" style:family="text">
      <style:text-properties style:font-name="Wingdings"/>
    </style:style>
    <style:style style:name="WW_CharLFO14LVL7" style:family="text">
      <style:text-properties style:font-name="Symbol"/>
    </style:style>
    <style:style style:name="WW_CharLFO14LVL8" style:family="text">
      <style:text-properties style:font-name="Courier New" style:font-name-complex="Courier New"/>
    </style:style>
    <style:style style:name="WW_CharLFO14LVL9" style:family="text">
      <style:text-properties style:font-name="Wingdings"/>
    </style:style>
    <style:style style:name="WW_CharLFO15LVL1" style:family="text">
      <style:text-properties style:font-name="Symbol"/>
    </style:style>
    <style:style style:name="WW_CharLFO15LVL2" style:family="text">
      <style:text-properties style:font-name="Courier New" style:font-name-complex="Courier New"/>
    </style:style>
    <style:style style:name="WW_CharLFO15LVL3" style:family="text">
      <style:text-properties style:font-name="Wingdings"/>
    </style:style>
    <style:style style:name="WW_CharLFO15LVL4" style:family="text">
      <style:text-properties style:font-name="Symbol"/>
    </style:style>
    <style:style style:name="WW_CharLFO15LVL5" style:family="text">
      <style:text-properties style:font-name="Courier New" style:font-name-complex="Courier New"/>
    </style:style>
    <style:style style:name="WW_CharLFO15LVL6" style:family="text">
      <style:text-properties style:font-name="Wingdings"/>
    </style:style>
    <style:style style:name="WW_CharLFO15LVL7" style:family="text">
      <style:text-properties style:font-name="Symbol"/>
    </style:style>
    <style:style style:name="WW_CharLFO15LVL8" style:family="text">
      <style:text-properties style:font-name="Courier New" style:font-name-complex="Courier New"/>
    </style:style>
    <style:style style:name="WW_CharLFO15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Dustin Baker</meta:initial-creator>
    <dc:creator>Dustin Baker</dc:creator>
    <meta:creation-date>2023-04-28T11:46:00Z</meta:creation-date>
    <dc:date>2023-04-28T14:12:00Z</dc:date>
    <meta:template xlink:href="Normal.dotm" xlink:type="simple"/>
    <meta:editing-cycles>1</meta:editing-cycles>
    <meta:editing-duration>PT8760S</meta:editing-duration>
    <meta:document-statistic meta:page-count="6" meta:paragraph-count="12" meta:word-count="909" meta:character-count="6082" meta:row-count="43" meta:non-whitespace-character-count="5185"/>
  </office:meta>
</office:document-meta>
</file>